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formNode.invoke( Environment env , InvokeContext 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TransformNode.setParameters( Map parameter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Node.TransformNode( String name , VariableResolver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